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3">
      <style:table-cell-properties fo:border="thin solid #000000"/>
      <style:text-properties fo:font-size="12pt" style:font-size-asian="12pt" style:font-size-complex="12pt"/>
    </style:style>
    <style:style style:name="ce7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8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 fo:background-color="#D9D9D9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1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492619047619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93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36" table:default-cell-style-name="ce14"/>
        <table:table-column table:style-name="co7" table:default-cell-style-name="ce14"/>
        <table:table-column table:style-name="co1" table:number-columns-repeated="16342" table:default-cell-style-name="ce14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4" table:style-name="ce5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10877" table:content-validation-name="val2" table:style-name="ce6">
            <text:p>10,877</text:p>
          </table:table-cell>
          <table:table-cell office:value-type="float" office:value="9968.3249496800945" table:content-validation-name="val1" table:style-name="ce7">
            <text:p>9,968.32</text:p>
          </table:table-cell>
          <table:table-cell office:value-type="float" office:value="22127" table:content-validation-name="val2" table:style-name="ce6">
            <text:p>22,127</text:p>
          </table:table-cell>
          <table:table-cell office:value-type="float" office:value="20825.780871740884" table:content-validation-name="val1" table:style-name="ce7">
            <text:p>20,825.78</text:p>
          </table:table-cell>
          <table:table-cell office:value-type="float" office:value="13654" table:content-validation-name="val2" table:style-name="ce6">
            <text:p>13,654</text:p>
          </table:table-cell>
          <table:table-cell office:value-type="float" office:value="13249.811412910887" table:content-validation-name="val1" table:style-name="ce7">
            <text:p>13,249.81</text:p>
          </table:table-cell>
          <table:table-cell office:value-type="float" office:value="4909" table:content-validation-name="val2" table:style-name="ce6">
            <text:p>4,909</text:p>
          </table:table-cell>
          <table:table-cell office:value-type="float" office:value="4803.7009459464016" table:content-validation-name="val1" table:style-name="ce7">
            <text:p>4,803.70</text:p>
          </table:table-cell>
          <table:table-cell office:value-type="float" office:value="356" table:content-validation-name="val2" table:style-name="ce6">
            <text:p>356</text:p>
          </table:table-cell>
          <table:table-cell office:value-type="float" office:value="351.85405405400002" table:content-validation-name="val1" table:style-name="ce7">
            <text:p>351.85</text:p>
          </table:table-cell>
          <table:table-cell office:value-type="float" office:value="152" table:content-validation-name="val2" table:style-name="ce6">
            <text:p>152</text:p>
          </table:table-cell>
          <table:table-cell office:value-type="float" office:value="151.08513513519998" table:content-validation-name="val1" table:style-name="ce7">
            <text:p>151.09</text:p>
          </table:table-cell>
          <table:table-cell office:value-type="float" office:value="52075" table:style-name="ce8">
            <text:p>52,075</text:p>
          </table:table-cell>
          <table:table-cell office:value-type="float" office:value="49350.557369467468" table:style-name="ce9">
            <text:p>49,350.56</text:p>
          </table:table-cell>
          <table:table-cell office:value-type="float" office:value="3157" table:content-validation-name="val4" table:style-name="ce6">
            <text:p>3,157</text:p>
          </table:table-cell>
          <table:table-cell office:value-type="float" office:value="3080.1121494831968" table:content-validation-name="val1" table:style-name="ce7">
            <text:p>3,080.11</text:p>
          </table:table-cell>
          <table:table-cell office:value-type="float" office:value="486" table:content-validation-name="val4" table:style-name="ce6">
            <text:p>486</text:p>
          </table:table-cell>
          <table:table-cell office:value-type="float" office:value="481.38918918910002" table:content-validation-name="val1" table:style-name="ce7">
            <text:p>481.39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3643" table:style-name="ce8">
            <text:p>3,643</text:p>
          </table:table-cell>
          <table:table-cell office:value-type="float" office:value="3561.5013386722967" table:style-name="ce9">
            <text:p>3,561.50</text:p>
          </table:table-cell>
          <table:table-cell table:style-name="ce7"/>
          <table:table-cell office:value-type="float" office:value="55718" table:style-name="ce8">
            <text:p>55,718</text:p>
          </table:table-cell>
          <table:table-cell office:value-type="float" office:value="52912.058708139768" table:style-name="ce9">
            <text:p>52,912.06</text:p>
          </table:table-cell>
          <table:table-cell office:value-type="currency" office:value="146610318.43999997" table:content-validation-name="val5" table:style-name="ce10">
            <text:p>£146,610,318.44</text:p>
          </table:table-cell>
          <table:table-cell office:value-type="currency" office:value="13321218.760000013" table:content-validation-name="val5" table:style-name="ce10">
            <text:p>£13,321,218.76</text:p>
          </table:table-cell>
          <table:table-cell office:value-type="currency" office:value="583020" table:content-validation-name="val5" table:style-name="ce10">
            <text:p>£583,020.00</text:p>
          </table:table-cell>
          <table:table-cell office:value-type="currency" office:value="1662808.9500000004" table:content-validation-name="val5" table:style-name="ce10">
            <text:p>£1,662,808.95</text:p>
          </table:table-cell>
          <table:table-cell office:value-type="currency" office:value="44734177.259999998" table:content-validation-name="val5" table:style-name="ce10">
            <text:p>£44,734,177.26</text:p>
          </table:table-cell>
          <table:table-cell office:value-type="currency" office:value="16787098.25" table:content-validation-name="val5" table:style-name="ce10">
            <text:p>£16,787,098.25</text:p>
          </table:table-cell>
          <table:table-cell office:value-type="currency" office:value="223698641.65999997" table:style-name="ce11">
            <text:p>£223,698,641.66</text:p>
          </table:table-cell>
          <table:table-cell office:value-type="currency" office:value="19339512.740000002" table:content-validation-name="val5" table:style-name="ce10">
            <text:p>£19,339,512.74</text:p>
          </table:table-cell>
          <table:table-cell office:value-type="currency" office:value="15228618.619999999" table:content-validation-name="val5" table:style-name="ce10">
            <text:p>£15,228,618.62</text:p>
          </table:table-cell>
          <table:table-cell office:value-type="currency" office:value="34568131.359999999" table:style-name="ce11">
            <text:p>£34,568,131.36</text:p>
          </table:table-cell>
          <table:table-cell office:value-type="currency" office:value="258266773.01999998" table:style-name="ce12">
            <text:p>£258,266,773.02</text:p>
          </table:table-cell>
          <table:table-cell office:value-type="string" table:style-name="ce13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13" table:content-validation-name="val2" table:style-name="ce6">
            <text:p>413</text:p>
          </table:table-cell>
          <table:table-cell office:value-type="float" office:value="315.8" table:content-validation-name="val1" table:style-name="ce7">
            <text:p>315.80</text:p>
          </table:table-cell>
          <table:table-cell office:value-type="float" office:value="328" table:content-validation-name="val2" table:style-name="ce6">
            <text:p>328</text:p>
          </table:table-cell>
          <table:table-cell office:value-type="float" office:value="295.01" table:content-validation-name="val1" table:style-name="ce7">
            <text:p>295.01</text:p>
          </table:table-cell>
          <table:table-cell office:value-type="float" office:value="486" table:content-validation-name="val2" table:style-name="ce6">
            <text:p>486</text:p>
          </table:table-cell>
          <table:table-cell office:value-type="float" office:value="467.55" table:content-validation-name="val1" table:style-name="ce7">
            <text:p>467.55</text:p>
          </table:table-cell>
          <table:table-cell office:value-type="float" office:value="101" table:content-validation-name="val2" table:style-name="ce6">
            <text:p>101</text:p>
          </table:table-cell>
          <table:table-cell office:value-type="float" office:value="98.15" table:content-validation-name="val1" table:style-name="ce7">
            <text:p>98.15</text:p>
          </table:table-cell>
          <table:table-cell office:value-type="float" office:value="11" table:content-validation-name="val2" table:style-name="ce6">
            <text:p>11</text:p>
          </table:table-cell>
          <table:table-cell office:value-type="float" office:value="11" table:content-validation-name="val1" table:style-name="ce7">
            <text:p>11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39" table:style-name="ce8">
            <text:p>1,339</text:p>
          </table:table-cell>
          <table:table-cell office:value-type="float" office:value="1187.51" table:style-name="ce9">
            <text:p>1,187.51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3" table:content-validation-name="val1" table:style-name="ce6">
            <text:p>13</text:p>
          </table:table-cell>
          <table:table-cell office:value-type="float" office:value="13" table:content-validation-name="val3" table:style-name="ce7">
            <text:p>13.00</text:p>
          </table:table-cell>
          <table:table-cell office:value-type="float" office:value="13" table:style-name="ce8">
            <text:p>13</text:p>
          </table:table-cell>
          <table:table-cell office:value-type="float" office:value="13" table:style-name="ce9">
            <text:p>13.00</text:p>
          </table:table-cell>
          <table:table-cell table:style-name="ce7"/>
          <table:table-cell office:value-type="float" office:value="1352" table:style-name="ce8">
            <text:p>1,352</text:p>
          </table:table-cell>
          <table:table-cell office:value-type="float" office:value="1200.51" table:style-name="ce9">
            <text:p>1,200.51</text:p>
          </table:table-cell>
          <table:table-cell office:value-type="currency" office:value="3246099.23" table:content-validation-name="val5" table:style-name="ce10">
            <text:p>£3,246,099.23</text:p>
          </table:table-cell>
          <table:table-cell office:value-type="currency" office:value="17605.73" table:content-validation-name="val5" table:style-name="ce10">
            <text:p>£17,605.73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33198.43" table:content-validation-name="val5" table:style-name="ce10">
            <text:p>£133,198.43</text:p>
          </table:table-cell>
          <table:table-cell office:value-type="currency" office:value="928442.81" table:content-validation-name="val5" table:style-name="ce10">
            <text:p>£928,442.81</text:p>
          </table:table-cell>
          <table:table-cell office:value-type="currency" office:value="339458.29" table:content-validation-name="val5" table:style-name="ce10">
            <text:p>£339,458.29</text:p>
          </table:table-cell>
          <table:table-cell office:value-type="currency" office:value="4664804.49" table:style-name="ce11">
            <text:p>£4,664,804.49</text:p>
          </table:table-cell>
          <table:table-cell office:value-type="currency" office:value="227403.94" table:content-validation-name="val5" table:style-name="ce10">
            <text:p>£227,403.94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27403.94" table:style-name="ce11">
            <text:p>£227,403.94</text:p>
          </table:table-cell>
          <table:table-cell office:value-type="currency" office:value="4892208.4300000006" table:style-name="ce12">
            <text:p>£4,892,208.43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45" table:content-validation-name="val2" table:style-name="ce6">
            <text:p>145</text:p>
          </table:table-cell>
          <table:table-cell office:value-type="float" office:value="139.37" table:content-validation-name="val1" table:style-name="ce7">
            <text:p>139.37</text:p>
          </table:table-cell>
          <table:table-cell office:value-type="float" office:value="359" table:content-validation-name="val2" table:style-name="ce6">
            <text:p>359</text:p>
          </table:table-cell>
          <table:table-cell office:value-type="float" office:value="337.66" table:content-validation-name="val1" table:style-name="ce7">
            <text:p>337.66</text:p>
          </table:table-cell>
          <table:table-cell office:value-type="float" office:value="387" table:content-validation-name="val2" table:style-name="ce6">
            <text:p>387</text:p>
          </table:table-cell>
          <table:table-cell office:value-type="float" office:value="377.99" table:content-validation-name="val1" table:style-name="ce7">
            <text:p>377.99</text:p>
          </table:table-cell>
          <table:table-cell office:value-type="float" office:value="50" table:content-validation-name="val2" table:style-name="ce6">
            <text:p>50</text:p>
          </table:table-cell>
          <table:table-cell office:value-type="float" office:value="48.96" table:content-validation-name="val1" table:style-name="ce7">
            <text:p>48.96</text:p>
          </table:table-cell>
          <table:table-cell office:value-type="float" office:value="14" table:content-validation-name="val2" table:style-name="ce6">
            <text:p>14</text:p>
          </table:table-cell>
          <table:table-cell office:value-type="float" office:value="14" table:content-validation-name="val1" table:style-name="ce7">
            <text:p>14.00</text:p>
          </table:table-cell>
          <table:table-cell office:value-type="float" office:value="1" table:content-validation-name="val2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956" table:style-name="ce8">
            <text:p>956</text:p>
          </table:table-cell>
          <table:table-cell office:value-type="float" office:value="918.98" table:style-name="ce9">
            <text:p>918.98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" table:content-validation-name="val4" table:style-name="ce6">
            <text:p>1</text:p>
          </table:table-cell>
          <table:table-cell office:value-type="float" office:value="1" table:content-validation-name="val1" table:style-name="ce7">
            <text:p>1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9">
            <text:p>1.00</text:p>
          </table:table-cell>
          <table:table-cell table:style-name="ce7"/>
          <table:table-cell office:value-type="float" office:value="957" table:style-name="ce8">
            <text:p>957</text:p>
          </table:table-cell>
          <table:table-cell office:value-type="float" office:value="919.98" table:style-name="ce9">
            <text:p>919.98</text:p>
          </table:table-cell>
          <table:table-cell office:value-type="currency" office:value="3086942" table:content-validation-name="val5" table:style-name="ce10">
            <text:p>£3,086,942.00</text:p>
          </table:table-cell>
          <table:table-cell office:value-type="currency" office:value="111044" table:content-validation-name="val5" table:style-name="ce10">
            <text:p>£111,044.00</text:p>
          </table:table-cell>
          <table:table-cell office:value-type="currency" office:value="21366" table:content-validation-name="val5" table:style-name="ce10">
            <text:p>£21,366.00</text:p>
          </table:table-cell>
          <table:table-cell office:value-type="currency" office:value="12752" table:content-validation-name="val5" table:style-name="ce10">
            <text:p>£12,752.00</text:p>
          </table:table-cell>
          <table:table-cell office:value-type="currency" office:value="916719" table:content-validation-name="val5" table:style-name="ce10">
            <text:p>£916,719.00</text:p>
          </table:table-cell>
          <table:table-cell office:value-type="currency" office:value="359946" table:content-validation-name="val5" table:style-name="ce10">
            <text:p>£359,946.00</text:p>
          </table:table-cell>
          <table:table-cell office:value-type="currency" office:value="4508769" table:style-name="ce11">
            <text:p>£4,508,769.00</text:p>
          </table:table-cell>
          <table:table-cell office:value-type="currency" office:value="2730" table:content-validation-name="val5" table:style-name="ce10">
            <text:p>£2,73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2730" table:style-name="ce11">
            <text:p>£2,730.00</text:p>
          </table:table-cell>
          <table:table-cell office:value-type="currency" office:value="4511499" table:style-name="ce12">
            <text:p>£4,511,499.00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Office of the Immigration Services Commissioner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11" table:content-validation-name="val2" table:style-name="ce6">
            <text:p>11</text:p>
          </table:table-cell>
          <table:table-cell office:value-type="float" office:value="8.23" table:content-validation-name="val1" table:style-name="ce7">
            <text:p>8.23</text:p>
          </table:table-cell>
          <table:table-cell office:value-type="float" office:value="5" table:content-validation-name="val2" table:style-name="ce6">
            <text:p>5</text:p>
          </table:table-cell>
          <table:table-cell office:value-type="float" office:value="5" table:content-validation-name="val1" table:style-name="ce7">
            <text:p>5.00</text:p>
          </table:table-cell>
          <table:table-cell office:value-type="float" office:value="38" table:content-validation-name="val2" table:style-name="ce6">
            <text:p>38</text:p>
          </table:table-cell>
          <table:table-cell office:value-type="float" office:value="35.159999999999997" table:content-validation-name="val1" table:style-name="ce7">
            <text:p>35.16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2" table:content-validation-name="val1" table:style-name="ce7">
            <text:p>6.20</text:p>
          </table:table-cell>
          <table:table-cell office:value-type="float" office:value="3" table:content-validation-name="val2" table:style-name="ce6">
            <text:p>3</text:p>
          </table:table-cell>
          <table:table-cell office:value-type="float" office:value="2.8" table:content-validation-name="val1" table:style-name="ce7">
            <text:p>2.8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64" table:style-name="ce8">
            <text:p>64</text:p>
          </table:table-cell>
          <table:table-cell office:value-type="float" office:value="57.39" table:style-name="ce9">
            <text:p>57.39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64" table:style-name="ce8">
            <text:p>64</text:p>
          </table:table-cell>
          <table:table-cell office:value-type="float" office:value="57.39" table:style-name="ce9">
            <text:p>57.39</text:p>
          </table:table-cell>
          <table:table-cell office:value-type="currency" office:value="219095.61" table:content-validation-name="val5" table:style-name="ce10">
            <text:p>£219,095.6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538.27" table:content-validation-name="val5" table:style-name="ce10">
            <text:p>£538.27</text:p>
          </table:table-cell>
          <table:table-cell office:value-type="currency" office:value="60875" table:content-validation-name="val5" table:style-name="ce10">
            <text:p>£60,875.00</text:p>
          </table:table-cell>
          <table:table-cell office:value-type="currency" office:value="23614.83" table:content-validation-name="val5" table:style-name="ce10">
            <text:p>£23,614.83</text:p>
          </table:table-cell>
          <table:table-cell office:value-type="currency" office:value="304123.71000000002" table:style-name="ce11">
            <text:p>£304,123.71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04123.71000000002" table:style-name="ce11">
            <text:p>£304,123.71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83" table:content-validation-name="val2" table:style-name="ce6">
            <text:p>83</text:p>
          </table:table-cell>
          <table:table-cell office:value-type="float" office:value="77.319999999999993" table:content-validation-name="val1" table:style-name="ce7">
            <text:p>77.32</text:p>
          </table:table-cell>
          <table:table-cell office:value-type="float" office:value="124" table:content-validation-name="val2" table:style-name="ce6">
            <text:p>124</text:p>
          </table:table-cell>
          <table:table-cell office:value-type="float" office:value="121.82" table:content-validation-name="val1" table:style-name="ce7">
            <text:p>121.82</text:p>
          </table:table-cell>
          <table:table-cell office:value-type="float" office:value="106" table:content-validation-name="val2" table:style-name="ce6">
            <text:p>106</text:p>
          </table:table-cell>
          <table:table-cell office:value-type="float" office:value="104.62" table:content-validation-name="val1" table:style-name="ce7">
            <text:p>104.62</text:p>
          </table:table-cell>
          <table:table-cell office:value-type="float" office:value="27" table:content-validation-name="val2" table:style-name="ce6">
            <text:p>27</text:p>
          </table:table-cell>
          <table:table-cell office:value-type="float" office:value="26.4" table:content-validation-name="val1" table:style-name="ce7">
            <text:p>26.40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5.0599999999999996" table:content-validation-name="val1" table:style-name="ce7">
            <text:p>5.06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1.1399999999999999" table:content-validation-name="val1" table:style-name="ce7">
            <text:p>1.14</text:p>
          </table:table-cell>
          <table:table-cell office:value-type="float" office:value="353" table:style-name="ce8">
            <text:p>353</text:p>
          </table:table-cell>
          <table:table-cell office:value-type="float" office:value="336.35999999999996" table:style-name="ce9">
            <text:p>336.36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4" table:content-validation-name="val4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4" table:style-name="ce8">
            <text:p>4</text:p>
          </table:table-cell>
          <table:table-cell office:value-type="float" office:value="4" table:style-name="ce9">
            <text:p>4.00</text:p>
          </table:table-cell>
          <table:table-cell table:style-name="ce7"/>
          <table:table-cell office:value-type="float" office:value="357" table:style-name="ce8">
            <text:p>357</text:p>
          </table:table-cell>
          <table:table-cell office:value-type="float" office:value="340.35999999999996" table:style-name="ce9">
            <text:p>340.36</text:p>
          </table:table-cell>
          <table:table-cell office:value-type="currency" office:value="1112667.6299999999" table:content-validation-name="val5" table:style-name="ce10">
            <text:p>£1,112,667.63</text:p>
          </table:table-cell>
          <table:table-cell office:value-type="currency" office:value="7700.26" table:content-validation-name="val5" table:style-name="ce10">
            <text:p>£7,700.26</text:p>
          </table:table-cell>
          <table:table-cell office:value-type="currency" office:value="1750" table:content-validation-name="val5" table:style-name="ce10">
            <text:p>£1,750.00</text:p>
          </table:table-cell>
          <table:table-cell office:value-type="currency" office:value="12623.37" table:content-validation-name="val5" table:style-name="ce10">
            <text:p>£12,623.37</text:p>
          </table:table-cell>
          <table:table-cell office:value-type="currency" office:value="299939.06" table:content-validation-name="val5" table:style-name="ce10">
            <text:p>£299,939.06</text:p>
          </table:table-cell>
          <table:table-cell office:value-type="currency" office:value="120696.28" table:content-validation-name="val5" table:style-name="ce10">
            <text:p>£120,696.28</text:p>
          </table:table-cell>
          <table:table-cell office:value-type="currency" office:value="1555376.6" table:style-name="ce11">
            <text:p>£1,555,376.6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3351.65" table:content-validation-name="val5" table:style-name="ce10">
            <text:p>£13,351.65</text:p>
          </table:table-cell>
          <table:table-cell office:value-type="currency" office:value="13351.65" table:style-name="ce11">
            <text:p>£13,351.65</text:p>
          </table:table-cell>
          <table:table-cell office:value-type="currency" office:value="1568728.25" table:style-name="ce12">
            <text:p>£1,568,728.25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office:value-type="float" office:value="2024" table:style-name="ce5">
            <text:p>2024</text:p>
          </table:table-cell>
          <table:table-cell office:value-type="string" table:style-name="ce5">
            <text:p>June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" table:content-validation-name="val2" table:style-name="ce6">
            <text:p>6</text:p>
          </table:table-cell>
          <table:table-cell office:value-type="float" office:value="6" table:content-validation-name="val1" table:style-name="ce7">
            <text:p>6.00</text:p>
          </table:table-cell>
          <table:table-cell office:value-type="float" office:value="9" table:content-validation-name="val2" table:style-name="ce6">
            <text:p>9</text:p>
          </table:table-cell>
          <table:table-cell office:value-type="float" office:value="8.5" table:content-validation-name="val1" table:style-name="ce7">
            <text:p>8.50</text:p>
          </table:table-cell>
          <table:table-cell office:value-type="float" office:value="78" table:content-validation-name="val2" table:style-name="ce6">
            <text:p>78</text:p>
          </table:table-cell>
          <table:table-cell office:value-type="float" office:value="76.09" table:content-validation-name="val1" table:style-name="ce7">
            <text:p>76.09</text:p>
          </table:table-cell>
          <table:table-cell office:value-type="float" office:value="7" table:content-validation-name="val2" table:style-name="ce6">
            <text:p>7</text:p>
          </table:table-cell>
          <table:table-cell office:value-type="float" office:value="6.81" table:content-validation-name="val1" table:style-name="ce7">
            <text:p>6.81</text:p>
          </table:table-cell>
          <table:table-cell office:value-type="float" office:value="4" table:content-validation-name="val2" table:style-name="ce6">
            <text:p>4</text:p>
          </table:table-cell>
          <table:table-cell office:value-type="float" office:value="4" table:content-validation-name="val1" table:style-name="ce7">
            <text:p>4.00</text:p>
          </table:table-cell>
          <table:table-cell office:value-type="float" office:value="0" table:content-validation-name="val2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104" table:style-name="ce8">
            <text:p>104</text:p>
          </table:table-cell>
          <table:table-cell office:value-type="float" office:value="101.4" table:style-name="ce9">
            <text:p>101.4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4" table:style-name="ce6">
            <text:p>0</text:p>
          </table:table-cell>
          <table:table-cell office:value-type="float" office:value="0" table:content-validation-name="val1" table:style-name="ce7">
            <text:p>0.00</text:p>
          </table:table-cell>
          <table:table-cell office:value-type="float" office:value="0" table:content-validation-name="val1" table:style-name="ce6">
            <text:p>0</text:p>
          </table:table-cell>
          <table:table-cell office:value-type="float" office:value="0" table:content-validation-name="val3" table:style-name="ce7">
            <text:p>0.0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9">
            <text:p>0.00</text:p>
          </table:table-cell>
          <table:table-cell table:style-name="ce7"/>
          <table:table-cell office:value-type="float" office:value="104" table:style-name="ce8">
            <text:p>104</text:p>
          </table:table-cell>
          <table:table-cell office:value-type="float" office:value="101.4" table:style-name="ce9">
            <text:p>101.40</text:p>
          </table:table-cell>
          <table:table-cell office:value-type="currency" office:value="301311.84000000003" table:content-validation-name="val5" table:style-name="ce10">
            <text:p>£301,311.84</text:p>
          </table:table-cell>
          <table:table-cell office:value-type="currency" office:value="4934.7" table:content-validation-name="val5" table:style-name="ce10">
            <text:p>£4,934.70</text:p>
          </table:table-cell>
          <table:table-cell office:value-type="currency" office:value="19919.89" table:content-validation-name="val5" table:style-name="ce10">
            <text:p>£19,919.89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3157.770000000033" table:content-validation-name="val5" table:style-name="ce10">
            <text:p>£83,157.77</text:p>
          </table:table-cell>
          <table:table-cell office:value-type="currency" office:value="35614.720000000023" table:content-validation-name="val5" table:style-name="ce10">
            <text:p>£35,614.72</text:p>
          </table:table-cell>
          <table:table-cell office:value-type="currency" office:value="444938.9200000001" table:style-name="ce11">
            <text:p>£444,938.9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444938.9200000001" table:style-name="ce12">
            <text:p>£444,938.92</text:p>
          </table:table-cell>
          <table:table-cell table:style-name="ce5"/>
          <table:table-cell table:number-columns-repeated="16342" table:style-name="ce14"/>
        </table:table-row>
        <table:table-row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6343" table:style-name="ce14"/>
        </table:table-row>
        <table:table-row table:number-rows-repeated="7" table:style-name="ro3">
          <table:table-cell table:number-columns-repeated="36" table:style-name="ce14"/>
          <table:table-cell table:style-name="ce15"/>
          <table:table-cell table:number-columns-repeated="2" table:style-name="ce14"/>
          <table:table-cell table:number-columns-repeated="2" table:style-name="ce15"/>
          <table:table-cell table:number-columns-repeated="10" table:style-name="ce14"/>
          <table:table-cell table:number-columns-repeated="16333" table:style-name="ce1"/>
        </table:table-row>
        <table:table-row table:style-name="ro3">
          <table:table-cell table:number-columns-repeated="51" table:style-name="ce14"/>
          <table:table-cell table:number-columns-repeated="16333" table:style-name="ce1"/>
        </table:table-row>
        <table:table-row table:number-rows-repeated="104856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Raji Mathew John</meta:initial-creator>
    <dc:creator>Raji Mathew John</dc:creator>
    <meta:creation-date>2022-05-25T10:02:41Z</meta:creation-date>
    <dc:date>2024-07-23T08:57:04Z</dc:date>
  </office:meta>
</office:document-meta>
</file>